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Default"/>
        <table:table-column table:style-name="co1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La burĝonantaj fianĉoj</text:p>
          </table:table-cell>
          <table:covered-table-cell/>
          <table:covered-table-cell table:style-name="ce4"/>
          <table:covered-table-cell table:number-columns-repeated="2" table:style-name="ce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table:style-name="Default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3" office:value-type="string" calcext:value-type="string">
            <text:p>IL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 calcext:value-type="string">
            <text:p>Ansofi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5:24:05.932465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4-16T15:24:27.862366302</dc:date>
    <meta:editing-duration>P1DT11H13M10S</meta:editing-duration>
    <meta:editing-cycles>119</meta:editing-cycles>
    <meta:generator>LibreOffice/6.4.6.2$Linux_X86_64 LibreOffice_project/40$Build-2</meta:generator>
    <meta:document-statistic meta:table-count="1" meta:cell-count="23" meta:object-count="0"/>
  </office:meta>
</office:document-meta>
</file>